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3.814cm" fo:min-width="10.295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367cm" fo:min-width="2.975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367cm" fo:min-width="2.974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367cm" fo:min-width="2.974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draw:stroke="solid" svg:stroke-width="0.018cm" svg:stroke-color="#000000" draw:marker-start-width="0.225cm" draw:marker-end="" draw:marker-end-width="0.325cm" svg:stroke-linecap="butt" draw:fill="none" draw:opacity="100%" draw:textarea-vertical-align="middle" fo:padding-top="0.132cm" fo:padding-bottom="0.132cm" fo:padding-left="0.257cm" fo:padding-right="0.25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Mono1" fo:font-size="10pt"/>
    </style:style>
    <style:style style:name="P3" style:family="paragraph">
      <loext:graphic-properties draw:fill-color="#dddddd"/>
      <style:paragraph-properties fo:text-align="center" style:writing-mode="lr-tb"/>
      <style:text-properties style:font-name="Liberation Mono1" fo:font-size="10pt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Mono1" fo:font-size="10pt"/>
    </style:style>
    <style:style style:name="P5" style:family="paragraph">
      <loext:graphic-properties draw:fill="none" draw:opacity="100%"/>
      <style:paragraph-properties fo:text-align="center"/>
    </style:style>
    <style:style style:name="T1" style:family="text">
      <style:text-properties style:font-name="Liberation Mono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4.06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93cm" svg:height="0.635cm" svg:x="2.923cm" svg:y="0.3cm">
          <text:p text:style-name="P2"><text:span text:style-name="T1">url_view_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492cm" svg:height="0.635cm" svg:x="4.829cm" svg:y="1.57cm">
          <text:p text:style-name="P2"><text:span text:style-name="T1">url_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492cm" svg:height="0.635cm" svg:x="2.605cm" svg:y="2.84cm">
          <text:p text:style-name="P2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3.492cm" svg:height="0.635cm" svg:x="6.733cm" svg:y="2.84cm">
          <text:p text:style-name="P2"><text:span text:style-name="T1">static_ur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492cm" svg:height="0.635cm" svg:x="0.7cm" svg:y="1.57cm">
          <text:p text:style-name="P2"><text:span text:style-name="T1">url_view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69cm" svg:y1="0.935cm" svg:x2="2.446cm" svg:y2="1.57cm" draw:start-shape="id1" draw:start-glue-point="2" draw:end-shape="id2" draw:end-glue-point="0" svg:d="M4669 935l-2223 635" svg:viewBox="0 0 2224 636">
          <text:p/>
        </draw:connector>
        <draw:connector draw:style-name="gr5" draw:text-style-name="P5" draw:layer="layout" draw:type="line" svg:x1="4.669cm" svg:y1="0.935cm" svg:x2="6.575cm" svg:y2="1.57cm" draw:start-shape="id1" draw:start-glue-point="2" draw:end-shape="id3" draw:end-glue-point="0" svg:d="M4669 935l1906 635" svg:viewBox="0 0 1907 636">
          <text:p/>
        </draw:connector>
        <draw:connector draw:style-name="gr5" draw:text-style-name="P5" draw:layer="layout" draw:type="line" svg:x1="6.575cm" svg:y1="2.205cm" svg:x2="4.351cm" svg:y2="2.84cm" draw:start-shape="id3" draw:start-glue-point="2" draw:end-shape="id4" draw:end-glue-point="0" svg:d="M6575 2205l-2224 635" svg:viewBox="0 0 2225 636">
          <text:p/>
        </draw:connector>
        <draw:connector draw:style-name="gr5" draw:text-style-name="P5" draw:layer="layout" draw:type="line" svg:x1="6.575cm" svg:y1="2.205cm" svg:x2="8.479cm" svg:y2="2.84cm" draw:start-shape="id3" draw:start-glue-point="2" draw:end-shape="id5" draw:end-glue-point="0" svg:d="M6575 2205l1904 635" svg:viewBox="0 0 1905 6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795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10-03T16:49:43.180000000</dc:date>
    <meta:editing-duration>PT1H39M7S</meta:editing-duration>
    <meta:editing-cycles>34</meta:editing-cycles>
    <meta:document-statistic meta:object-count="10"/>
  </office:meta>
</office:document-meta>
</file>